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2"/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34.454cm" svg:height="19.379cm" svg:x="14.087cm" svg:y="0cm">
            <draw:object draw:notify-on-update-of-ranges="Planilha1.B2:Planilha1.B28 Planilha1.A2:Planilha1.A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</table:table-row>
      </table:table>
      <table:table table:name="Planilha2" table:style-name="ta1">
        <table:shapes>
          <draw:frame draw:z-index="0" draw:style-name="gr1" draw:text-style-name="P1" svg:width="28.69cm" svg:height="18.462cm" svg:x="21.202cm" svg:y="1.089cm">
            <draw:object draw:notify-on-update-of-ranges="Planilha2.D2:Planilha2.D28 Planilha2.E2:Planilha2.E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  <table:table-cell table:formula="of:=LOG10([.A2])" office:value-type="float" office:value="0.602059991327962" calcext:value-type="float">
            <text:p>0,602059991327962</text:p>
          </table:table-cell>
          <table:table-cell table:formula="of:=LOG10([.B2])" office:value-type="float" office:value="3.49485002168009" calcext:value-type="float">
            <text:p>3,49485002168009</text:p>
          </table:table-cell>
          <table:table-cell table:formula="of:=(10^[.$G$3])*[.B2]^([.$G$2])" office:value-type="float" office:value="4.7470943782128" calcext:value-type="float">
            <text:p>4,7470943782128</text:p>
          </table:table-cell>
          <table:table-cell table:formula="of:=SLOPE([.D2:.D28];[.E2:.E28])" office:value-type="float" office:value="-0.780561575605893" calcext:value-type="float">
            <text:p>-0,780561575605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  <table:table-cell table:formula="of:=LOG10([.A3])" office:value-type="float" office:value="0.698970004336019" calcext:value-type="float">
            <text:p>0,698970004336019</text:p>
          </table:table-cell>
          <table:table-cell table:formula="of:=LOG10([.B3])" office:value-type="float" office:value="3.41119867395555" calcext:value-type="float">
            <text:p>3,41119867395555</text:p>
          </table:table-cell>
          <table:table-cell table:formula="of:=(10^[.$G$3])*[.B3]^([.$G$2])" office:value-type="float" office:value="5.51725292908571" calcext:value-type="float">
            <text:p>5,51725292908571</text:p>
          </table:table-cell>
          <table:table-cell table:formula="of:=INTERCEPT([.D2:.D28];[.E2:.E28])" office:value-type="float" office:value="3.40437350555417" calcext:value-type="float">
            <text:p>3,40437350555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  <table:table-cell table:formula="of:=LOG10([.A4])" office:value-type="float" office:value="0.778151250383644" calcext:value-type="float">
            <text:p>0,778151250383644</text:p>
          </table:table-cell>
          <table:table-cell table:formula="of:=LOG10([.B4])" office:value-type="float" office:value="3.3392526340327" calcext:value-type="float">
            <text:p>3,3392526340327</text:p>
          </table:table-cell>
          <table:table-cell table:formula="of:=(10^[.$G$3])*[.B4]^([.$G$2])" office:value-type="float" office:value="6.27886590598136" calcext:value-type="float">
            <text:p>6,278865905981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  <table:table-cell table:formula="of:=LOG10([.A5])" office:value-type="float" office:value="0.845098040014257" calcext:value-type="float">
            <text:p>0,845098040014257</text:p>
          </table:table-cell>
          <table:table-cell table:formula="of:=LOG10([.B5])" office:value-type="float" office:value="3.27296652711537" calcext:value-type="float">
            <text:p>3,27296652711537</text:p>
          </table:table-cell>
          <table:table-cell table:formula="of:=(10^[.$G$3])*[.B5]^([.$G$2])" office:value-type="float" office:value="7.07329215023393" calcext:value-type="float">
            <text:p>7,073292150233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  <table:table-cell table:formula="of:=LOG10([.A6])" office:value-type="float" office:value="0.903089986991944" calcext:value-type="float">
            <text:p>0,903089986991944</text:p>
          </table:table-cell>
          <table:table-cell table:formula="of:=LOG10([.B6])" office:value-type="float" office:value="3.21827285357145" calcext:value-type="float">
            <text:p>3,21827285357145</text:p>
          </table:table-cell>
          <table:table-cell table:formula="of:=(10^[.$G$3])*[.B6]^([.$G$2])" office:value-type="float" office:value="7.8039301986072" calcext:value-type="float">
            <text:p>7,80393019860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  <table:table-cell table:formula="of:=LOG10([.A7])" office:value-type="float" office:value="0.954242509439325" calcext:value-type="float">
            <text:p>0,954242509439325</text:p>
          </table:table-cell>
          <table:table-cell table:formula="of:=LOG10([.B7])" office:value-type="float" office:value="3.16043851664155" calcext:value-type="float">
            <text:p>3,16043851664155</text:p>
          </table:table-cell>
          <table:table-cell table:formula="of:=(10^[.$G$3])*[.B7]^([.$G$2])" office:value-type="float" office:value="8.65877864534269" calcext:value-type="float">
            <text:p>8,658778645342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  <table:table-cell table:formula="of:=LOG10([.A8])" office:value-type="float" office:value="1" calcext:value-type="float">
            <text:p>1</text:p>
          </table:table-cell>
          <table:table-cell table:formula="of:=LOG10([.B8])" office:value-type="float" office:value="3.10561235968679" calcext:value-type="float">
            <text:p>3,10561235968679</text:p>
          </table:table-cell>
          <table:table-cell table:formula="of:=(10^[.$G$3])*[.B8]^([.$G$2])" office:value-type="float" office:value="9.5554650609217" calcext:value-type="float">
            <text:p>9,55546506092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  <table:table-cell table:formula="of:=LOG10([.A9])" office:value-type="float" office:value="1.04139268515823" calcext:value-type="float">
            <text:p>1,04139268515823</text:p>
          </table:table-cell>
          <table:table-cell table:formula="of:=LOG10([.B9])" office:value-type="float" office:value="3.05457475529482" calcext:value-type="float">
            <text:p>3,05457475529482</text:p>
          </table:table-cell>
          <table:table-cell table:formula="of:=(10^[.$G$3])*[.B9]^([.$G$2])" office:value-type="float" office:value="10.4734513991444" calcext:value-type="float">
            <text:p>10,47345139914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  <table:table-cell table:formula="of:=LOG10([.A10])" office:value-type="float" office:value="1.07918124604762" calcext:value-type="float">
            <text:p>1,07918124604762</text:p>
          </table:table-cell>
          <table:table-cell table:formula="of:=LOG10([.B10])" office:value-type="float" office:value="3.00623064648102" calcext:value-type="float">
            <text:p>3,00623064648102</text:p>
          </table:table-cell>
          <table:table-cell table:formula="of:=(10^[.$G$3])*[.B10]^([.$G$2])" office:value-type="float" office:value="11.4241888976874" calcext:value-type="float">
            <text:p>11,42418889768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  <table:table-cell table:formula="of:=LOG10([.A11])" office:value-type="float" office:value="1.11394335230684" calcext:value-type="float">
            <text:p>1,11394335230684</text:p>
          </table:table-cell>
          <table:table-cell table:formula="of:=LOG10([.B11])" office:value-type="float" office:value="2.97446563573724" calcext:value-type="float">
            <text:p>2,97446563573724</text:p>
          </table:table-cell>
          <table:table-cell table:formula="of:=(10^[.$G$3])*[.B11]^([.$G$2])" office:value-type="float" office:value="12.0953912855149" calcext:value-type="float">
            <text:p>12,09539128551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  <table:table-cell table:formula="of:=LOG10([.A12])" office:value-type="float" office:value="1.14612803567824" calcext:value-type="float">
            <text:p>1,14612803567824</text:p>
          </table:table-cell>
          <table:table-cell table:formula="of:=LOG10([.B12])" office:value-type="float" office:value="2.9293167267535" calcext:value-type="float">
            <text:p>2,9293167267535</text:p>
          </table:table-cell>
          <table:table-cell table:formula="of:=(10^[.$G$3])*[.B12]^([.$G$2])" office:value-type="float" office:value="13.117812707407" calcext:value-type="float">
            <text:p>13,1178127074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  <table:table-cell table:formula="of:=LOG10([.A13])" office:value-type="float" office:value="1.17609125905568" calcext:value-type="float">
            <text:p>1,17609125905568</text:p>
          </table:table-cell>
          <table:table-cell table:formula="of:=LOG10([.B13])" office:value-type="float" office:value="2.89036512144812" calcext:value-type="float">
            <text:p>2,89036512144812</text:p>
          </table:table-cell>
          <table:table-cell table:formula="of:=(10^[.$G$3])*[.B13]^([.$G$2])" office:value-type="float" office:value="14.0690752423968" calcext:value-type="float">
            <text:p>14,06907524239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  <table:table-cell table:formula="of:=LOG10([.A14])" office:value-type="float" office:value="1.20411998265592" calcext:value-type="float">
            <text:p>1,20411998265592</text:p>
          </table:table-cell>
          <table:table-cell table:formula="of:=LOG10([.B14])" office:value-type="float" office:value="2.85424529706612" calcext:value-type="float">
            <text:p>2,85424529706612</text:p>
          </table:table-cell>
          <table:table-cell table:formula="of:=(10^[.$G$3])*[.B14]^([.$G$2])" office:value-type="float" office:value="15.0127170477984" calcext:value-type="float">
            <text:p>15,01271704779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  <table:table-cell table:formula="of:=LOG10([.A15])" office:value-type="float" office:value="1.23044892137827" calcext:value-type="float">
            <text:p>1,23044892137827</text:p>
          </table:table-cell>
          <table:table-cell table:formula="of:=LOG10([.B15])" office:value-type="float" office:value="2.81756536955978" calcext:value-type="float">
            <text:p>2,81756536955978</text:p>
          </table:table-cell>
          <table:table-cell table:formula="of:=(10^[.$G$3])*[.B15]^([.$G$2])" office:value-type="float" office:value="16.0357856095925" calcext:value-type="float">
            <text:p>16,03578560959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  <table:table-cell table:formula="of:=LOG10([.A16])" office:value-type="float" office:value="1.25527250510331" calcext:value-type="float">
            <text:p>1,25527250510331</text:p>
          </table:table-cell>
          <table:table-cell table:formula="of:=LOG10([.B16])" office:value-type="float" office:value="2.78660947264866" calcext:value-type="float">
            <text:p>2,78660947264866</text:p>
          </table:table-cell>
          <table:table-cell table:formula="of:=(10^[.$G$3])*[.B16]^([.$G$2])" office:value-type="float" office:value="16.9532600957692" calcext:value-type="float">
            <text:p>16,95326009576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  <table:table-cell table:formula="of:=LOG10([.A17])" office:value-type="float" office:value="1.27875360095283" calcext:value-type="float">
            <text:p>1,27875360095283</text:p>
          </table:table-cell>
          <table:table-cell table:formula="of:=LOG10([.B17])" office:value-type="float" office:value="2.74780009086437" calcext:value-type="float">
            <text:p>2,74780009086437</text:p>
          </table:table-cell>
          <table:table-cell table:formula="of:=(10^[.$G$3])*[.B17]^([.$G$2])" office:value-type="float" office:value="18.1780099656764" calcext:value-type="float">
            <text:p>18,17800996567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  <table:table-cell table:formula="of:=LOG10([.A18])" office:value-type="float" office:value="1.30102999566398" calcext:value-type="float">
            <text:p>1,30102999566398</text:p>
          </table:table-cell>
          <table:table-cell table:formula="of:=LOG10([.B18])" office:value-type="float" office:value="2.70646173763135" calcext:value-type="float">
            <text:p>2,70646173763135</text:p>
          </table:table-cell>
          <table:table-cell table:formula="of:=(10^[.$G$3])*[.B18]^([.$G$2])" office:value-type="float" office:value="19.5800351590195" calcext:value-type="float">
            <text:p>19,58003515901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  <table:table-cell table:formula="of:=LOG10([.A19])" office:value-type="float" office:value="1.32221929473392" calcext:value-type="float">
            <text:p>1,32221929473392</text:p>
          </table:table-cell>
          <table:table-cell table:formula="of:=LOG10([.B19])" office:value-type="float" office:value="2.68205477707381" calcext:value-type="float">
            <text:p>2,68205477707381</text:p>
          </table:table-cell>
          <table:table-cell table:formula="of:=(10^[.$G$3])*[.B19]^([.$G$2])" office:value-type="float" office:value="20.4580672974499" calcext:value-type="float">
            <text:p>20,458067297449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  <table:table-cell table:formula="of:=LOG10([.A20])" office:value-type="float" office:value="1.34242268082221" calcext:value-type="float">
            <text:p>1,34242268082221</text:p>
          </table:table-cell>
          <table:table-cell table:formula="of:=LOG10([.B20])" office:value-type="float" office:value="2.65485009056139" calcext:value-type="float">
            <text:p>2,65485009056139</text:p>
          </table:table-cell>
          <table:table-cell table:formula="of:=(10^[.$G$3])*[.B20]^([.$G$2])" office:value-type="float" office:value="21.4832279139544" calcext:value-type="float">
            <text:p>21,48322791395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  <table:table-cell table:formula="of:=LOG10([.A21])" office:value-type="float" office:value="1.36172783601759" calcext:value-type="float">
            <text:p>1,36172783601759</text:p>
          </table:table-cell>
          <table:table-cell table:formula="of:=LOG10([.B21])" office:value-type="float" office:value="2.61668552089551" calcext:value-type="float">
            <text:p>2,61668552089551</text:p>
          </table:table-cell>
          <table:table-cell table:formula="of:=(10^[.$G$3])*[.B21]^([.$G$2])" office:value-type="float" office:value="23.008554356387" calcext:value-type="float">
            <text:p>23,00855435638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  <table:table-cell table:formula="of:=LOG10([.A22])" office:value-type="float" office:value="1.38021124171161" calcext:value-type="float">
            <text:p>1,38021124171161</text:p>
          </table:table-cell>
          <table:table-cell table:formula="of:=LOG10([.B22])" office:value-type="float" office:value="2.58815961638309" calcext:value-type="float">
            <text:p>2,58815961638309</text:p>
          </table:table-cell>
          <table:table-cell table:formula="of:=(10^[.$G$3])*[.B22]^([.$G$2])" office:value-type="float" office:value="24.2189637668475" calcext:value-type="float">
            <text:p>24,21896376684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  <table:table-cell table:formula="of:=LOG10([.A23])" office:value-type="float" office:value="1.39794000867204" calcext:value-type="float">
            <text:p>1,39794000867204</text:p>
          </table:table-cell>
          <table:table-cell table:formula="of:=LOG10([.B23])" office:value-type="float" office:value="2.56110138364906" calcext:value-type="float">
            <text:p>2,56110138364906</text:p>
          </table:table-cell>
          <table:table-cell table:formula="of:=(10^[.$G$3])*[.B23]^([.$G$2])" office:value-type="float" office:value="25.4258906133133" calcext:value-type="float">
            <text:p>25,42589061331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  <table:table-cell table:formula="of:=LOG10([.A24])" office:value-type="float" office:value="1.41497334797082" calcext:value-type="float">
            <text:p>1,41497334797082</text:p>
          </table:table-cell>
          <table:table-cell table:formula="of:=LOG10([.B24])" office:value-type="float" office:value="2.52943035436699" calcext:value-type="float">
            <text:p>2,52943035436699</text:p>
          </table:table-cell>
          <table:table-cell table:formula="of:=(10^[.$G$3])*[.B24]^([.$G$2])" office:value-type="float" office:value="26.9151845973893" calcext:value-type="float">
            <text:p>26,915184597389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  <table:table-cell table:formula="of:=LOG10([.A25])" office:value-type="float" office:value="1.43136376415899" calcext:value-type="float">
            <text:p>1,43136376415899</text:p>
          </table:table-cell>
          <table:table-cell table:formula="of:=LOG10([.B25])" office:value-type="float" office:value="2.49720618070395" calcext:value-type="float">
            <text:p>2,49720618070395</text:p>
          </table:table-cell>
          <table:table-cell table:formula="of:=(10^[.$G$3])*[.B25]^([.$G$2])" office:value-type="float" office:value="28.52005209921" calcext:value-type="float">
            <text:p>28,5200520992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  <table:table-cell table:formula="of:=LOG10([.A26])" office:value-type="float" office:value="1.44715803134222" calcext:value-type="float">
            <text:p>1,44715803134222</text:p>
          </table:table-cell>
          <table:table-cell table:formula="of:=LOG10([.B26])" office:value-type="float" office:value="2.46538285144842" calcext:value-type="float">
            <text:p>2,46538285144842</text:p>
          </table:table-cell>
          <table:table-cell table:formula="of:=(10^[.$G$3])*[.B26]^([.$G$2])" office:value-type="float" office:value="30.1988484436133" calcext:value-type="float">
            <text:p>30,19884844361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  <table:table-cell table:formula="of:=LOG10([.A27])" office:value-type="float" office:value="1.46239799789896" calcext:value-type="float">
            <text:p>1,46239799789896</text:p>
          </table:table-cell>
          <table:table-cell table:formula="of:=LOG10([.B27])" office:value-type="float" office:value="2.43854234878611" calcext:value-type="float">
            <text:p>2,43854234878611</text:p>
          </table:table-cell>
          <table:table-cell table:formula="of:=(10^[.$G$3])*[.B27]^([.$G$2])" office:value-type="float" office:value="31.6913724593827" calcext:value-type="float">
            <text:p>31,69137245938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  <table:table-cell table:formula="of:=LOG10([.A28])" office:value-type="float" office:value="1.47712125471966" calcext:value-type="float">
            <text:p>1,47712125471966</text:p>
          </table:table-cell>
          <table:table-cell table:formula="of:=LOG10([.B28])" office:value-type="float" office:value="2.41329976408125" calcext:value-type="float">
            <text:p>2,41329976408125</text:p>
          </table:table-cell>
          <table:table-cell table:formula="of:=(10^[.$G$3])*[.B28]^([.$G$2])" office:value-type="float" office:value="33.1622843846862" calcext:value-type="float">
            <text:p>33,1622843846862</text:p>
          </table:table-cell>
          <table:table-cell/>
        </table:table-row>
      </table:table>
      <table:table table:name="Planilha3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8.2" calcext:value-type="float">
            <text:p>8,2</text:p>
          </table:table-cell>
          <table:table-cell table:formula="of:=(EXP([.$A$31]))*([.B1]^[.$A$30])" office:value-type="float" office:value="4.74726444923885" calcext:value-type="float">
            <text:p>4,74726444923885</text:p>
          </table:table-cell>
          <table:table-cell table:formula="of:=[.D1]-[.A1]" office:value-type="float" office:value="0.747264449238847" calcext:value-type="float">
            <text:p>0,747264449238847</text:p>
          </table:table-cell>
          <table:table-cell office:value-type="string" calcext:value-type="string">
            <text:p>13*pow(sensorValue * 0.0048828125 , -1)</text:p>
          </table:table-cell>
          <table:table-cell table:formula="of:=13*([.B1]*0.0048828125)^(-1)" office:value-type="float" office:value="0.851968" calcext:value-type="float">
            <text:p>0,851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7.8" calcext:value-type="float">
            <text:p>7,8</text:p>
          </table:table-cell>
          <table:table-cell table:formula="of:=(EXP([.$A$31]))*([.B2]^[.$A$30])" office:value-type="float" office:value="5.51738515359539" calcext:value-type="float">
            <text:p>5,51738515359539</text:p>
          </table:table-cell>
          <table:table-cell table:formula="of:=[.D2]-[.A2]" office:value-type="float" office:value="0.51738515359539" calcext:value-type="float">
            <text:p>0,51738515359539</text:p>
          </table:table-cell>
          <table:table-cell/>
          <table:table-cell table:formula="of:=13*([.B2]*0.0048828125)^(-1)" office:value-type="float" office:value="1.0329388942774" calcext:value-type="float">
            <text:p>1,03293889427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7.5" calcext:value-type="float">
            <text:p>7,5</text:p>
          </table:table-cell>
          <table:table-cell table:formula="of:=(EXP([.$A$31]))*([.B3]^[.$A$30])" office:value-type="float" office:value="6.27895233280743" calcext:value-type="float">
            <text:p>6,27895233280743</text:p>
          </table:table-cell>
          <table:table-cell table:formula="of:=[.D3]-[.A3]" office:value-type="float" office:value="0.278952332807434" calcext:value-type="float">
            <text:p>0,278952332807434</text:p>
          </table:table-cell>
          <table:table-cell/>
          <table:table-cell table:formula="of:=13*([.B3]*0.0048828125)^(-1)" office:value-type="float" office:value="1.21904761904762" calcext:value-type="float">
            <text:p>1,21904761904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  <table:table-cell table:formula="of:=(EXP([.$A$31]))*([.B4]^[.$A$30])" office:value-type="float" office:value="7.07332303495855" calcext:value-type="float">
            <text:p>7,07332303495855</text:p>
          </table:table-cell>
          <table:table-cell table:formula="of:=[.D4]-[.A4]" office:value-type="float" office:value="0.0733230349585465" calcext:value-type="float">
            <text:p>0,0733230349585465</text:p>
          </table:table-cell>
          <table:table-cell/>
          <table:table-cell table:formula="of:=13*([.B4]*0.0048828125)^(-1)" office:value-type="float" office:value="1.42006027148839" calcext:value-type="float">
            <text:p>1,42006027148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7.4" calcext:value-type="float">
            <text:p>7,4</text:p>
          </table:table-cell>
          <table:table-cell table:formula="of:=(EXP([.$A$31]))*([.B5]^[.$A$30])" office:value-type="float" office:value="7.80390375690367" calcext:value-type="float">
            <text:p>7,80390375690367</text:p>
          </table:table-cell>
          <table:table-cell table:formula="of:=[.D5]-[.A5]" office:value-type="float" office:value="-0.196096243096331" calcext:value-type="float">
            <text:p>-0,196096243096331</text:p>
          </table:table-cell>
          <table:table-cell/>
          <table:table-cell table:formula="of:=13*([.B5]*0.0048828125)^(-1)" office:value-type="float" office:value="1.61064730792498" calcext:value-type="float">
            <text:p>1,61064730792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7.25" calcext:value-type="float">
            <text:p>7,25</text:p>
          </table:table-cell>
          <table:table-cell table:formula="of:=(EXP([.$A$31]))*([.B6]^[.$A$30])" office:value-type="float" office:value="8.658678306348" calcext:value-type="float">
            <text:p>8,658678306348</text:p>
          </table:table-cell>
          <table:table-cell table:formula="of:=[.D6]-[.A6]" office:value-type="float" office:value="-0.341321693651997" calcext:value-type="float">
            <text:p>-0,341321693651997</text:p>
          </table:table-cell>
          <table:table-cell/>
          <table:table-cell table:formula="of:=13*([.B6]*0.0048828125)^(-1)" office:value-type="float" office:value="1.84007187780773" calcext:value-type="float">
            <text:p>1,84007187780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7.8" calcext:value-type="float">
            <text:p>7,8</text:p>
          </table:table-cell>
          <table:table-cell table:formula="of:=(EXP([.$A$31]))*([.B7]^[.$A$30])" office:value-type="float" office:value="9.55528005351121" calcext:value-type="float">
            <text:p>9,55528005351121</text:p>
          </table:table-cell>
          <table:table-cell table:formula="of:=[.D7]-[.A7]" office:value-type="float" office:value="-0.444719946488789" calcext:value-type="float">
            <text:p>-0,444719946488789</text:p>
          </table:table-cell>
          <table:table-cell/>
          <table:table-cell table:formula="of:=13*([.B7]*0.0048828125)^(-1)" office:value-type="float" office:value="2.08766564729867" calcext:value-type="float">
            <text:p>2,08766564729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6.95" calcext:value-type="float">
            <text:p>6,95</text:p>
          </table:table-cell>
          <table:table-cell table:formula="of:=(EXP([.$A$31]))*([.B8]^[.$A$30])" office:value-type="float" office:value="10.4731728312479" calcext:value-type="float">
            <text:p>10,4731728312479</text:p>
          </table:table-cell>
          <table:table-cell table:formula="of:=[.D8]-[.A8]" office:value-type="float" office:value="-0.526827168752075" calcext:value-type="float">
            <text:p>-0,526827168752075</text:p>
          </table:table-cell>
          <table:table-cell/>
          <table:table-cell table:formula="of:=13*([.B8]*0.0048828125)^(-1)" office:value-type="float" office:value="2.34800246935356" calcext:value-type="float">
            <text:p>2,34800246935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</text:p>
          </table:table-cell>
          <table:table-cell table:formula="of:=(EXP([.$A$31]))*([.B9]^[.$A$30])" office:value-type="float" office:value="11.4238067391873" calcext:value-type="float">
            <text:p>11,4238067391873</text:p>
          </table:table-cell>
          <table:table-cell table:formula="of:=[.D9]-[.A9]" office:value-type="float" office:value="-0.57619326081266" calcext:value-type="float">
            <text:p>-0,57619326081266</text:p>
          </table:table-cell>
          <table:table-cell/>
          <table:table-cell table:formula="of:=13*([.B9]*0.0048828125)^(-1)" office:value-type="float" office:value="2.62447631721623" calcext:value-type="float">
            <text:p>2,624476317216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6.4" calcext:value-type="float">
            <text:p>6,4</text:p>
          </table:table-cell>
          <table:table-cell table:formula="of:=(EXP([.$A$31]))*([.B10]^[.$A$30])" office:value-type="float" office:value="12.0949322015938" calcext:value-type="float">
            <text:p>12,0949322015938</text:p>
          </table:table-cell>
          <table:table-cell table:formula="of:=[.D10]-[.A10]" office:value-type="float" office:value="-0.905067798406241" calcext:value-type="float">
            <text:p>-0,905067798406241</text:p>
          </table:table-cell>
          <table:table-cell/>
          <table:table-cell table:formula="of:=13*([.B10]*0.0048828125)^(-1)" office:value-type="float" office:value="2.82362922897444" calcext:value-type="float">
            <text:p>2,82362922897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6.5" calcext:value-type="float">
            <text:p>6,5</text:p>
          </table:table-cell>
          <table:table-cell table:formula="of:=(EXP([.$A$31]))*([.B11]^[.$A$30])" office:value-type="float" office:value="13.1172308489302" calcext:value-type="float">
            <text:p>13,1172308489302</text:p>
          </table:table-cell>
          <table:table-cell table:formula="of:=[.D11]-[.A11]" office:value-type="float" office:value="-0.882769151069811" calcext:value-type="float">
            <text:p>-0,882769151069811</text:p>
          </table:table-cell>
          <table:table-cell/>
          <table:table-cell table:formula="of:=13*([.B11]*0.0048828125)^(-1)" office:value-type="float" office:value="3.1329724641092" calcext:value-type="float">
            <text:p>3,13297246410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6.5" calcext:value-type="float">
            <text:p>6,5</text:p>
          </table:table-cell>
          <table:table-cell table:formula="of:=(EXP([.$A$31]))*([.B12]^[.$A$30])" office:value-type="float" office:value="14.0683734940575" calcext:value-type="float">
            <text:p>14,0683734940575</text:p>
          </table:table-cell>
          <table:table-cell table:formula="of:=[.D12]-[.A12]" office:value-type="float" office:value="-0.931626505942507" calcext:value-type="float">
            <text:p>-0,931626505942507</text:p>
          </table:table-cell>
          <table:table-cell/>
          <table:table-cell table:formula="of:=13*([.B12]*0.0048828125)^(-1)" office:value-type="float" office:value="3.42695327583988" calcext:value-type="float">
            <text:p>3,42695327583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.85" calcext:value-type="float">
            <text:p>7,85</text:p>
          </table:table-cell>
          <table:table-cell table:formula="of:=(EXP([.$A$31]))*([.B13]^[.$A$30])" office:value-type="float" office:value="15.0118913529655" calcext:value-type="float">
            <text:p>15,0118913529655</text:p>
          </table:table-cell>
          <table:table-cell table:formula="of:=[.D13]-[.A13]" office:value-type="float" office:value="-0.988108647034544" calcext:value-type="float">
            <text:p>-0,988108647034544</text:p>
          </table:table-cell>
          <table:table-cell/>
          <table:table-cell table:formula="of:=13*([.B13]*0.0048828125)^(-1)" office:value-type="float" office:value="3.72415722478668" calcext:value-type="float">
            <text:p>3,72415722478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6.05" calcext:value-type="float">
            <text:p>6,05</text:p>
          </table:table-cell>
          <table:table-cell table:formula="of:=(EXP([.$A$31]))*([.B14]^[.$A$30])" office:value-type="float" office:value="16.0348202555147" calcext:value-type="float">
            <text:p>16,0348202555147</text:p>
          </table:table-cell>
          <table:table-cell table:formula="of:=[.D14]-[.A14]" office:value-type="float" office:value="-0.965179744485305" calcext:value-type="float">
            <text:p>-0,965179744485305</text:p>
          </table:table-cell>
          <table:table-cell/>
          <table:table-cell table:formula="of:=13*([.B14]*0.0048828125)^(-1)" office:value-type="float" office:value="4.05235920852359" calcext:value-type="float">
            <text:p>4,052359208523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.7" calcext:value-type="float">
            <text:p>6,7</text:p>
          </table:table-cell>
          <table:table-cell table:formula="of:=(EXP([.$A$31]))*([.B15]^[.$A$30])" office:value-type="float" office:value="16.9521651061479" calcext:value-type="float">
            <text:p>16,9521651061479</text:p>
          </table:table-cell>
          <table:table-cell table:formula="of:=[.D15]-[.A15]" office:value-type="float" office:value="-1.04783489385213" calcext:value-type="float">
            <text:p>-1,04783489385213</text:p>
          </table:table-cell>
          <table:table-cell/>
          <table:table-cell table:formula="of:=13*([.B15]*0.0048828125)^(-1)" office:value-type="float" office:value="4.3517489375613" calcext:value-type="float">
            <text:p>4,35174893756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" calcext:value-type="float">
            <text:p>6</text:p>
          </table:table-cell>
          <table:table-cell table:formula="of:=(EXP([.$A$31]))*([.B16]^[.$A$30])" office:value-type="float" office:value="18.1767358530031" calcext:value-type="float">
            <text:p>18,1767358530031</text:p>
          </table:table-cell>
          <table:table-cell table:formula="of:=[.D16]-[.A16]" office:value-type="float" office:value="-0.823264146996895" calcext:value-type="float">
            <text:p>-0,823264146996895</text:p>
          </table:table-cell>
          <table:table-cell/>
          <table:table-cell table:formula="of:=13*([.B16]*0.0048828125)^(-1)" office:value-type="float" office:value="4.75853440571939" calcext:value-type="float">
            <text:p>4,75853440571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9.9" calcext:value-type="float">
            <text:p>9,9</text:p>
          </table:table-cell>
          <table:table-cell table:formula="of:=(EXP([.$A$31]))*([.B17]^[.$A$30])" office:value-type="float" office:value="19.5785480254224" calcext:value-type="float">
            <text:p>19,5785480254224</text:p>
          </table:table-cell>
          <table:table-cell table:formula="of:=[.D17]-[.A17]" office:value-type="float" office:value="-0.421451974577646" calcext:value-type="float">
            <text:p>-0,421451974577646</text:p>
          </table:table-cell>
          <table:table-cell/>
          <table:table-cell table:formula="of:=13*([.B17]*0.0048828125)^(-1)" office:value-type="float" office:value="5.23373304501671" calcext:value-type="float">
            <text:p>5,233733045016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.5" calcext:value-type="float">
            <text:p>5,5</text:p>
          </table:table-cell>
          <table:table-cell table:formula="of:=(EXP([.$A$31]))*([.B18]^[.$A$30])" office:value-type="float" office:value="20.4564426864532" calcext:value-type="float">
            <text:p>20,4564426864532</text:p>
          </table:table-cell>
          <table:table-cell table:formula="of:=[.D18]-[.A18]" office:value-type="float" office:value="-0.543557313546824" calcext:value-type="float">
            <text:p>-0,543557313546824</text:p>
          </table:table-cell>
          <table:table-cell/>
          <table:table-cell table:formula="of:=13*([.B18]*0.0048828125)^(-1)" office:value-type="float" office:value="5.53628613017259" calcext:value-type="float">
            <text:p>5,536286130172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8.15" calcext:value-type="float">
            <text:p>8,15</text:p>
          </table:table-cell>
          <table:table-cell table:formula="of:=(EXP([.$A$31]))*([.B19]^[.$A$30])" office:value-type="float" office:value="21.4814390355617" calcext:value-type="float">
            <text:p>21,4814390355617</text:p>
          </table:table-cell>
          <table:table-cell table:formula="of:=[.D19]-[.A19]" office:value-type="float" office:value="-0.518560964438322" calcext:value-type="float">
            <text:p>-0,518560964438322</text:p>
          </table:table-cell>
          <table:table-cell/>
          <table:table-cell table:formula="of:=13*([.B19]*0.0048828125)^(-1)" office:value-type="float" office:value="5.89417755147222" calcext:value-type="float">
            <text:p>5,89417755147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8" calcext:value-type="float">
            <text:p>8</text:p>
          </table:table-cell>
          <table:table-cell table:formula="of:=(EXP([.$A$31]))*([.B20]^[.$A$30])" office:value-type="float" office:value="23.0065139755381" calcext:value-type="float">
            <text:p>23,0065139755381</text:p>
          </table:table-cell>
          <table:table-cell table:formula="of:=[.D20]-[.A20]" office:value-type="float" office:value="0.00651397553813027" calcext:value-type="float">
            <text:p>0,00651397553813027</text:p>
          </table:table-cell>
          <table:table-cell/>
          <table:table-cell table:formula="of:=13*([.B20]*0.0048828125)^(-1)" office:value-type="float" office:value="6.43558133913464" calcext:value-type="float">
            <text:p>6,43558133913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5.8" calcext:value-type="float">
            <text:p>5,8</text:p>
          </table:table-cell>
          <table:table-cell table:formula="of:=(EXP([.$A$31]))*([.B21]^[.$A$30])" office:value-type="float" office:value="24.2167181033444" calcext:value-type="float">
            <text:p>24,2167181033444</text:p>
          </table:table-cell>
          <table:table-cell table:formula="of:=[.D21]-[.A21]" office:value-type="float" office:value="0.216718103344434" calcext:value-type="float">
            <text:p>0,216718103344434</text:p>
          </table:table-cell>
          <table:table-cell/>
          <table:table-cell table:formula="of:=13*([.B21]*0.0048828125)^(-1)" office:value-type="float" office:value="6.87248322147651" calcext:value-type="float">
            <text:p>6,87248322147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6.9" calcext:value-type="float">
            <text:p>6,9</text:p>
          </table:table-cell>
          <table:table-cell table:formula="of:=(EXP([.$A$31]))*([.B22]^[.$A$30])" office:value-type="float" office:value="25.4234355048684" calcext:value-type="float">
            <text:p>25,4234355048684</text:p>
          </table:table-cell>
          <table:table-cell table:formula="of:=[.D22]-[.A22]" office:value-type="float" office:value="0.423435504868429" calcext:value-type="float">
            <text:p>0,423435504868429</text:p>
          </table:table-cell>
          <table:table-cell/>
          <table:table-cell table:formula="of:=13*([.B22]*0.0048828125)^(-1)" office:value-type="float" office:value="7.31428571428571" calcext:value-type="float">
            <text:p>7,314285714285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5.9" calcext:value-type="float">
            <text:p>5,9</text:p>
          </table:table-cell>
          <table:table-cell table:formula="of:=(EXP([.$A$31]))*([.B23]^[.$A$30])" office:value-type="float" office:value="26.9124648351988" calcext:value-type="float">
            <text:p>26,9124648351988</text:p>
          </table:table-cell>
          <table:table-cell table:formula="of:=[.D23]-[.A23]" office:value-type="float" office:value="0.91246483519884" calcext:value-type="float">
            <text:p>0,91246483519884</text:p>
          </table:table-cell>
          <table:table-cell/>
          <table:table-cell table:formula="of:=13*([.B23]*0.0048828125)^(-1)" office:value-type="float" office:value="7.86761229314421" calcext:value-type="float">
            <text:p>7,867612293144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7.4" calcext:value-type="float">
            <text:p>7,4</text:p>
          </table:table-cell>
          <table:table-cell table:formula="of:=(EXP([.$A$31]))*([.B24]^[.$A$30])" office:value-type="float" office:value="28.5170398760279" calcext:value-type="float">
            <text:p>28,5170398760279</text:p>
          </table:table-cell>
          <table:table-cell table:formula="of:=[.D24]-[.A24]" office:value-type="float" office:value="1.51703987602792" calcext:value-type="float">
            <text:p>1,51703987602792</text:p>
          </table:table-cell>
          <table:table-cell/>
          <table:table-cell table:formula="of:=13*([.B24]*0.0048828125)^(-1)" office:value-type="float" office:value="8.47358370464672" calcext:value-type="float">
            <text:p>8,47358370464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6.3" calcext:value-type="float">
            <text:p>6,3</text:p>
          </table:table-cell>
          <table:table-cell table:formula="of:=(EXP([.$A$31]))*([.B25]^[.$A$30])" office:value-type="float" office:value="30.1955226669819" calcext:value-type="float">
            <text:p>30,1955226669819</text:p>
          </table:table-cell>
          <table:table-cell table:formula="of:=[.D25]-[.A25]" office:value-type="float" office:value="2.19552266698191" calcext:value-type="float">
            <text:p>2,19552266698191</text:p>
          </table:table-cell>
          <table:table-cell/>
          <table:table-cell table:formula="of:=13*([.B25]*0.0048828125)^(-1)" office:value-type="float" office:value="9.11780821917808" calcext:value-type="float">
            <text:p>9,117808219178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7.65" calcext:value-type="float">
            <text:p>7,65</text:p>
          </table:table-cell>
          <table:table-cell table:formula="of:=(EXP([.$A$31]))*([.B26]^[.$A$30])" office:value-type="float" office:value="31.6877617232724" calcext:value-type="float">
            <text:p>31,6877617232724</text:p>
          </table:table-cell>
          <table:table-cell table:formula="of:=[.D26]-[.A26]" office:value-type="float" office:value="2.68776172327245" calcext:value-type="float">
            <text:p>2,68776172327245</text:p>
          </table:table-cell>
          <table:table-cell/>
          <table:table-cell table:formula="of:=13*([.B26]*0.0048828125)^(-1)" office:value-type="float" office:value="9.69908925318761" calcext:value-type="float">
            <text:p>9,699089253187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9.3" calcext:value-type="float">
            <text:p>9,3</text:p>
          </table:table-cell>
          <table:table-cell table:formula="of:=(EXP([.$A$31]))*([.B27]^[.$A$30])" office:value-type="float" office:value="33.1583873880469" calcext:value-type="float">
            <text:p>33,1583873880469</text:p>
          </table:table-cell>
          <table:table-cell table:formula="of:=[.D27]-[.A27]" office:value-type="float" office:value="3.15838738804691" calcext:value-type="float">
            <text:p>3,15838738804691</text:p>
          </table:table-cell>
          <table:table-cell/>
          <table:table-cell table:formula="of:=13*([.B27]*0.0048828125)^(-1)" office:value-type="float" office:value="10.2795366795367" calcext:value-type="float">
            <text:p>10,279536679536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-0.7805" calcext:value-type="float">
            <text:p>-0,7805</text:p>
          </table:table-cell>
          <table:table-cell table:number-columns-repeated="2"/>
          <table:table-cell table:formula="of:=EXP([.A31])" office:value-type="float" office:value="2536.14375582147" calcext:value-type="float">
            <text:p>2536,14375582147</text:p>
          </table:table-cell>
          <table:table-cell table:number-columns-repeated="3"/>
        </table:table-row>
        <table:table-row table:style-name="ro1">
          <table:table-cell office:value-type="float" office:value="7.8384" calcext:value-type="float">
            <text:p>7,8384</text:p>
          </table:table-cell>
          <table:table-cell table:number-columns-repeated="6"/>
        </table:table-row>
      </table:table>
      <table:table table:name="Planilha4" table:style-name="ta1">
        <table:table-column table:style-name="co1" table:default-cell-style-name="ce6"/>
        <table:table-column table:style-name="co1" table:number-columns-repeated="2" table:default-cell-style-name="ce7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,00</text:p>
          </table:table-cell>
          <table:table-cell office:value-type="float" office:value="8.2" calcext:value-type="float">
            <text:p>8,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0</text:p>
          </table:table-cell>
          <table:table-cell office:value-type="float" office:value="7.8" calcext:value-type="float">
            <text:p>7,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,00</text:p>
          </table:table-cell>
          <table:table-cell office:value-type="float" office:value="7.5" calcext:value-type="float">
            <text:p>7,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,00</text:p>
          </table:table-cell>
          <table:table-cell office:value-type="float" office:value="7.4" calcext:value-type="float">
            <text:p>7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0</text:p>
          </table:table-cell>
          <table:table-cell office:value-type="float" office:value="7.8" calcext:value-type="float">
            <text:p>7,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0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7.5" calcext:value-type="float">
            <text:p>7,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0</text:p>
          </table:table-cell>
          <table:table-cell office:value-type="float" office:value="6.4" calcext:value-type="float">
            <text:p>6,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0</text:p>
          </table:table-cell>
          <table:table-cell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0</text:p>
          </table:table-cell>
          <table:table-cell office:value-type="float" office:value="6.5" calcext:value-type="float">
            <text:p>6,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,00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0</text:p>
          </table:table-cell>
          <table:table-cell office:value-type="float" office:value="6.7" calcext:value-type="float">
            <text:p>6,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0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0</text:p>
          </table:table-cell>
          <table:table-cell office:value-type="float" office:value="9.9" calcext:value-type="float">
            <text:p>9,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0</text:p>
          </table:table-cell>
          <table:table-cell office:value-type="float" office:value="5.5" calcext:value-type="float">
            <text:p>5,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0</text:p>
          </table:table-cell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0</text:p>
          </table:table-cell>
          <table:table-cell office:value-type="float" office:value="8" calcext:value-type="float">
            <text:p>8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0</text:p>
          </table:table-cell>
          <table:table-cell office:value-type="float" office:value="5.8" calcext:value-type="float">
            <text:p>5,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,00</text:p>
          </table:table-cell>
          <table:table-cell office:value-type="float" office:value="6.9" calcext:value-type="float">
            <text:p>6,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0</text:p>
          </table:table-cell>
          <table:table-cell office:value-type="float" office:value="5.9" calcext:value-type="float">
            <text:p>5,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0</text:p>
          </table:table-cell>
          <table:table-cell office:value-type="float" office:value="7.4" calcext:value-type="float">
            <text:p>7,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,00</text:p>
          </table:table-cell>
          <table:table-cell office:value-type="float" office:value="6.3" calcext:value-type="float">
            <text:p>6,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0</text:p>
          </table:table-cell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,00</text:p>
          </table:table-cell>
          <table:table-cell office:value-type="float" office:value="9.3" calcext:value-type="float">
            <text:p>9,30</text:p>
          </table:table-cell>
        </table:table-row>
      </table:table>
      <table:table table:name="pós curva de ajuste" table:style-name="ta1">
        <table:shapes>
          <draw:frame draw:z-index="0" draw:style-name="gr1" draw:text-style-name="P1" svg:width="25.882cm" svg:height="17.318cm" svg:x="20.43cm" svg:y="0.558cm">
            <draw:object draw:notify-on-update-of-ranges="'pós curva de ajuste'.H2:'pós curva de ajuste'.H28 'pós curva de ajuste'.I2:'pós curva de ajuste'.I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firstSig</text:p>
          </table:table-cell>
          <table:table-cell office:value-type="string" calcext:value-type="string">
            <text:p>digSignal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rstFit</text:p>
          </table:table-cell>
          <table:table-cell office:value-type="string" calcext:value-type="string">
            <text:p>firstFitSt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5" calcext:value-type="float">
            <text:p>3125</text:p>
          </table:table-cell>
          <table:table-cell office:value-type="float" office:value="3602.3" calcext:value-type="float">
            <text:p>3602,3</text:p>
          </table:table-cell>
          <table:table-cell office:value-type="float" office:value="8.4" calcext:value-type="float">
            <text:p>8,4</text:p>
          </table:table-cell>
          <table:table-cell office:value-type="float" office:value="4.25" calcext:value-type="float">
            <text:p>4,25</text:p>
          </table:table-cell>
          <table:table-cell office:value-type="float" office:value="0.008" calcext:value-type="float">
            <text:p>0,008</text:p>
          </table:table-cell>
          <table:table-cell/>
          <table:table-cell table:formula="of:=LOG10([.C2]+[.$B$32])" office:value-type="float" office:value="3.6102661389139" calcext:value-type="float">
            <text:p>3,6102661389139</text:p>
          </table:table-cell>
          <table:table-cell table:formula="of:=LOG10([.A2]-[.$B$33])" office:value-type="float" office:value="0.602059991327962" calcext:value-type="float">
            <text:p>0,602059991327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.5" calcext:value-type="float">
            <text:p>2577,5</text:p>
          </table:table-cell>
          <table:table-cell office:value-type="float" office:value="2915.2" calcext:value-type="float">
            <text:p>2915,2</text:p>
          </table:table-cell>
          <table:table-cell office:value-type="float" office:value="7.85" calcext:value-type="float">
            <text:p>7,85</text:p>
          </table:table-cell>
          <table:table-cell office:value-type="float" office:value="5.01" calcext:value-type="float">
            <text:p>5,01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LOG10([.C3]+[.$B$32])" office:value-type="float" office:value="3.53009719773485" calcext:value-type="float">
            <text:p>3,53009719773485</text:p>
          </table:table-cell>
          <table:table-cell table:formula="of:=LOG10([.A3]-[.$B$33])" office:value-type="float" office:value="0.698970004336019" calcext:value-type="float">
            <text:p>0,698970004336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4" calcext:value-type="float">
            <text:p>2184</text:p>
          </table:table-cell>
          <table:table-cell office:value-type="float" office:value="2494.2" calcext:value-type="float">
            <text:p>2494,2</text:p>
          </table:table-cell>
          <table:table-cell office:value-type="float" office:value="8.22" calcext:value-type="float">
            <text:p>8,22</text:p>
          </table:table-cell>
          <table:table-cell office:value-type="float" office:value="5.66" calcext:value-type="float">
            <text:p>5,66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LOG10([.C4]+[.$B$32])" office:value-type="float" office:value="3.47249316074783" calcext:value-type="float">
            <text:p>3,47249316074783</text:p>
          </table:table-cell>
          <table:table-cell table:formula="of:=LOG10([.A4]-[.$B$33])" office:value-type="float" office:value="0.778151250383644" calcext:value-type="float">
            <text:p>0,778151250383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4.85" calcext:value-type="float">
            <text:p>1874,85</text:p>
          </table:table-cell>
          <table:table-cell office:value-type="float" office:value="2141.2" calcext:value-type="float">
            <text:p>2141,2</text:p>
          </table:table-cell>
          <table:table-cell office:value-type="float" office:value="5.15" calcext:value-type="float">
            <text:p>5,15</text:p>
          </table:table-cell>
          <table:table-cell office:value-type="float" office:value="6.38" calcext:value-type="float">
            <text:p>6,38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LOG10([.C5]+[.$B$32])" office:value-type="float" office:value="3.41750490757231" calcext:value-type="float">
            <text:p>3,41750490757231</text:p>
          </table:table-cell>
          <table:table-cell table:formula="of:=LOG10([.A5]-[.$B$33])" office:value-type="float" office:value="0.845098040014257" calcext:value-type="float">
            <text:p>0,845098040014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float" office:value="1867.2" calcext:value-type="float">
            <text:p>1867,2</text:p>
          </table:table-cell>
          <table:table-cell office:value-type="float" office:value="4.75" calcext:value-type="float">
            <text:p>4,75</text:p>
          </table:table-cell>
          <table:table-cell office:value-type="float" office:value="7.1" calcext:value-type="float">
            <text:p>7,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LOG10([.C6]+[.$B$32])" office:value-type="float" office:value="3.36943851544214" calcext:value-type="float">
            <text:p>3,36943851544214</text:p>
          </table:table-cell>
          <table:table-cell table:formula="of:=LOG10([.A6]-[.$B$33])" office:value-type="float" office:value="0.903089986991944" calcext:value-type="float">
            <text:p>0,903089986991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6.9" calcext:value-type="float">
            <text:p>1446,9</text:p>
          </table:table-cell>
          <table:table-cell office:value-type="float" office:value="1632" calcext:value-type="float">
            <text:p>1632</text:p>
          </table:table-cell>
          <table:table-cell office:value-type="float" office:value="5.65" calcext:value-type="float">
            <text:p>5,65</text:p>
          </table:table-cell>
          <table:table-cell office:value-type="float" office:value="7.88" calcext:value-type="float">
            <text:p>7,88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LOG10([.C7]+[.$B$32])" office:value-type="float" office:value="3.32345836684947" calcext:value-type="float">
            <text:p>3,32345836684947</text:p>
          </table:table-cell>
          <table:table-cell table:formula="of:=LOG10([.A7]-[.$B$33])" office:value-type="float" office:value="0.954242509439325" calcext:value-type="float">
            <text:p>0,954242509439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.3" calcext:value-type="float">
            <text:p>1275,3</text:p>
          </table:table-cell>
          <table:table-cell office:value-type="float" office:value="1442.45" calcext:value-type="float">
            <text:p>1442,45</text:p>
          </table:table-cell>
          <table:table-cell office:value-type="float" office:value="5.5" calcext:value-type="float">
            <text:p>5,5</text:p>
          </table:table-cell>
          <table:table-cell office:value-type="float" office:value="8.68" calcext:value-type="float">
            <text:p>8,68</text:p>
          </table:table-cell>
          <table:table-cell office:value-type="float" office:value="0.026" calcext:value-type="float">
            <text:p>0,026</text:p>
          </table:table-cell>
          <table:table-cell/>
          <table:table-cell table:formula="of:=LOG10([.C8]+[.$B$32])" office:value-type="float" office:value="3.28249749303605" calcext:value-type="float">
            <text:p>3,28249749303605</text:p>
          </table:table-cell>
          <table:table-cell table:formula="of:=LOG10([.A8]-[.$B$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3.9" calcext:value-type="float">
            <text:p>1133,9</text:p>
          </table:table-cell>
          <table:table-cell office:value-type="float" office:value="1284.3" calcext:value-type="float">
            <text:p>1284,3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,5</text:p>
          </table:table-cell>
          <table:table-cell office:value-type="float" office:value="0.034" calcext:value-type="float">
            <text:p>0,034</text:p>
          </table:table-cell>
          <table:table-cell/>
          <table:table-cell table:formula="of:=LOG10([.C9]+[.$B$32])" office:value-type="float" office:value="3.24509297610128" calcext:value-type="float">
            <text:p>3,24509297610128</text:p>
          </table:table-cell>
          <table:table-cell table:formula="of:=LOG10([.A9]-[.$B$33])" office:value-type="float" office:value="1.04139268515823" calcext:value-type="float">
            <text:p>1,04139268515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4.45" calcext:value-type="float">
            <text:p>1014,45</text:p>
          </table:table-cell>
          <table:table-cell office:value-type="float" office:value="1148" calcext:value-type="float">
            <text:p>1148</text:p>
          </table:table-cell>
          <table:table-cell office:value-type="float" office:value="7.5" calcext:value-type="float">
            <text:p>7,5</text:p>
          </table:table-cell>
          <table:table-cell office:value-type="float" office:value="10.37" calcext:value-type="float">
            <text:p>10,37</text:p>
          </table:table-cell>
          <table:table-cell office:value-type="float" office:value="0.054" calcext:value-type="float">
            <text:p>0,054</text:p>
          </table:table-cell>
          <table:table-cell/>
          <table:table-cell table:formula="of:=LOG10([.C10]+[.$B$32])" office:value-type="float" office:value="3.21005084987514" calcext:value-type="float">
            <text:p>3,21005084987514</text:p>
          </table:table-cell>
          <table:table-cell table:formula="of:=LOG10([.A10]-[.$B$33])" office:value-type="float" office:value="1.07918124604762" calcext:value-type="float">
            <text:p>1,07918124604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2.9" calcext:value-type="float">
            <text:p>942,9</text:p>
          </table:table-cell>
          <table:table-cell office:value-type="float" office:value="1060.8" calcext:value-type="float">
            <text:p>1060,8</text:p>
          </table:table-cell>
          <table:table-cell office:value-type="float" office:value="3.8" calcext:value-type="float">
            <text:p>3,8</text:p>
          </table:table-cell>
          <table:table-cell office:value-type="float" office:value="11.03" calcext:value-type="float">
            <text:p>11,03</text:p>
          </table:table-cell>
          <table:table-cell office:value-type="float" office:value="0.031" calcext:value-type="float">
            <text:p>0,031</text:p>
          </table:table-cell>
          <table:table-cell/>
          <table:table-cell table:formula="of:=LOG10([.C11]+[.$B$32])" office:value-type="float" office:value="3.18605179052628" calcext:value-type="float">
            <text:p>3,18605179052628</text:p>
          </table:table-cell>
          <table:table-cell table:formula="of:=LOG10([.A11]-[.$B$33])" office:value-type="float" office:value="1.11394335230684" calcext:value-type="float">
            <text:p>1,1139433523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9.8" calcext:value-type="float">
            <text:p>849,8</text:p>
          </table:table-cell>
          <table:table-cell office:value-type="float" office:value="956.75" calcext:value-type="float">
            <text:p>956,75</text:p>
          </table:table-cell>
          <table:table-cell office:value-type="float" office:value="4.9" calcext:value-type="float">
            <text:p>4,9</text:p>
          </table:table-cell>
          <table:table-cell office:value-type="float" office:value="11.96" calcext:value-type="float">
            <text:p>11,96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LOG10([.C12]+[.$B$32])" office:value-type="float" office:value="3.15556375458043" calcext:value-type="float">
            <text:p>3,15556375458043</text:p>
          </table:table-cell>
          <table:table-cell table:formula="of:=LOG10([.A12]-[.$B$33])" office:value-type="float" office:value="1.14612803567824" calcext:value-type="float">
            <text:p>1,14612803567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.9" calcext:value-type="float">
            <text:p>776,9</text:p>
          </table:table-cell>
          <table:table-cell office:value-type="float" office:value="875" calcext:value-type="float">
            <text:p>875</text:p>
          </table:table-cell>
          <table:table-cell office:value-type="float" office:value="5.5" calcext:value-type="float">
            <text:p>5,5</text:p>
          </table:table-cell>
          <table:table-cell office:value-type="float" office:value="12.82" calcext:value-type="float">
            <text:p>12,82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LOG10([.C13]+[.$B$32])" office:value-type="float" office:value="3.1300119496719" calcext:value-type="float">
            <text:p>3,1300119496719</text:p>
          </table:table-cell>
          <table:table-cell table:formula="of:=LOG10([.A13]-[.$B$33])" office:value-type="float" office:value="1.17609125905568" calcext:value-type="float">
            <text:p>1,17609125905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4.9" calcext:value-type="float">
            <text:p>714,9</text:p>
          </table:table-cell>
          <table:table-cell office:value-type="float" office:value="799.7" calcext:value-type="float">
            <text:p>799,7</text:p>
          </table:table-cell>
          <table:table-cell office:value-type="float" office:value="6.1" calcext:value-type="float">
            <text:p>6,1</text:p>
          </table:table-cell>
          <table:table-cell office:value-type="float" office:value="13.75" calcext:value-type="float">
            <text:p>13,75</text:p>
          </table:table-cell>
          <table:table-cell office:value-type="float" office:value="0.085" calcext:value-type="float">
            <text:p>0,085</text:p>
          </table:table-cell>
          <table:table-cell/>
          <table:table-cell table:formula="of:=LOG10([.C14]+[.$B$32])" office:value-type="float" office:value="3.10506714881012" calcext:value-type="float">
            <text:p>3,10506714881012</text:p>
          </table:table-cell>
          <table:table-cell table:formula="of:=LOG10([.A14]-[.$B$33])" office:value-type="float" office:value="1.20411998265592" calcext:value-type="float">
            <text:p>1,20411998265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740.5" calcext:value-type="float">
            <text:p>740,5</text:p>
          </table:table-cell>
          <table:table-cell office:value-type="float" office:value="5.25" calcext:value-type="float">
            <text:p>5,25</text:p>
          </table:table-cell>
          <table:table-cell office:value-type="float" office:value="14.6" calcext:value-type="float">
            <text:p>14,6</text:p>
          </table:table-cell>
          <table:table-cell office:value-type="float" office:value="0.081" calcext:value-type="float">
            <text:p>0,081</text:p>
          </table:table-cell>
          <table:table-cell/>
          <table:table-cell table:formula="of:=LOG10([.C15]+[.$B$32])" office:value-type="float" office:value="3.08439751914115" calcext:value-type="float">
            <text:p>3,08439751914115</text:p>
          </table:table-cell>
          <table:table-cell table:formula="of:=LOG10([.A15]-[.$B$33])" office:value-type="float" office:value="1.23044892137827" calcext:value-type="float">
            <text:p>1,23044892137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.8" calcext:value-type="float">
            <text:p>611,8</text:p>
          </table:table-cell>
          <table:table-cell office:value-type="float" office:value="689.1" calcext:value-type="float">
            <text:p>689,1</text:p>
          </table:table-cell>
          <table:table-cell office:value-type="float" office:value="5.85" calcext:value-type="float">
            <text:p>5,85</text:p>
          </table:table-cell>
          <table:table-cell office:value-type="float" office:value="15.44" calcext:value-type="float">
            <text:p>15,44</text:p>
          </table:table-cell>
          <table:table-cell office:value-type="float" office:value="0.103" calcext:value-type="float">
            <text:p>0,103</text:p>
          </table:table-cell>
          <table:table-cell/>
          <table:table-cell table:formula="of:=LOG10([.C16]+[.$B$32])" office:value-type="float" office:value="3.06561705572687" calcext:value-type="float">
            <text:p>3,06561705572687</text:p>
          </table:table-cell>
          <table:table-cell table:formula="of:=LOG10([.A16]-[.$B$33])" office:value-type="float" office:value="1.25527250510331" calcext:value-type="float">
            <text:p>1,255272505103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9.5" calcext:value-type="float">
            <text:p>559,5</text:p>
          </table:table-cell>
          <table:table-cell office:value-type="float" office:value="630" calcext:value-type="float">
            <text:p>630</text:p>
          </table:table-cell>
          <table:table-cell office:value-type="float" office:value="6.1" calcext:value-type="float">
            <text:p>6,1</text:p>
          </table:table-cell>
          <table:table-cell office:value-type="float" office:value="16.57" calcext:value-type="float">
            <text:p>16,57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LOG10([.C17]+[.$B$32])" office:value-type="float" office:value="3.04296907339318" calcext:value-type="float">
            <text:p>3,04296907339318</text:p>
          </table:table-cell>
          <table:table-cell table:formula="of:=LOG10([.A17]-[.$B$33])" office:value-type="float" office:value="1.27875360095283" calcext:value-type="float">
            <text:p>1,27875360095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.7" calcext:value-type="float">
            <text:p>508,7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office:value-type="float" office:value="17.88" calcext:value-type="float">
            <text:p>17,88</text:p>
          </table:table-cell>
          <table:table-cell office:value-type="float" office:value="0.165" calcext:value-type="float">
            <text:p>0,165</text:p>
          </table:table-cell>
          <table:table-cell/>
          <table:table-cell table:formula="of:=LOG10([.C18]+[.$B$32])" office:value-type="float" office:value="3.01911629044707" calcext:value-type="float">
            <text:p>3,01911629044707</text:p>
          </table:table-cell>
          <table:table-cell table:formula="of:=LOG10([.A18]-[.$B$33])" office:value-type="float" office:value="1.30102999566398" calcext:value-type="float">
            <text:p>1,301029995663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0.9" calcext:value-type="float">
            <text:p>480,9</text:p>
          </table:table-cell>
          <table:table-cell office:value-type="float" office:value="540.6" calcext:value-type="float">
            <text:p>540,6</text:p>
          </table:table-cell>
          <table:table-cell office:value-type="float" office:value="5.5" calcext:value-type="float">
            <text:p>5,5</text:p>
          </table:table-cell>
          <table:table-cell office:value-type="float" office:value="18.67" calcext:value-type="float">
            <text:p>18,67</text:p>
          </table:table-cell>
          <table:table-cell office:value-type="float" office:value="0.155" calcext:value-type="float">
            <text:p>0,155</text:p>
          </table:table-cell>
          <table:table-cell/>
          <table:table-cell table:formula="of:=LOG10([.C19]+[.$B$32])" office:value-type="float" office:value="3.00629485798139" calcext:value-type="float">
            <text:p>3,00629485798139</text:p>
          </table:table-cell>
          <table:table-cell table:formula="of:=LOG10([.A19]-[.$B$33])" office:value-type="float" office:value="1.32221929473392" calcext:value-type="float">
            <text:p>1,32221929473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.7" calcext:value-type="float">
            <text:p>451,7</text:p>
          </table:table-cell>
          <table:table-cell office:value-type="float" office:value="494" calcext:value-type="float">
            <text:p>494</text:p>
          </table:table-cell>
          <table:table-cell office:value-type="float" office:value="6.55" calcext:value-type="float">
            <text:p>6,55</text:p>
          </table:table-cell>
          <table:table-cell office:value-type="float" office:value="20.02" calcext:value-type="float">
            <text:p>20,02</text:p>
          </table:table-cell>
          <table:table-cell office:value-type="float" office:value="0.208" calcext:value-type="float">
            <text:p>0,208</text:p>
          </table:table-cell>
          <table:table-cell/>
          <table:table-cell table:formula="of:=LOG10([.C20]+[.$B$32])" office:value-type="float" office:value="2.98587535730839" calcext:value-type="float">
            <text:p>2,98587535730839</text:p>
          </table:table-cell>
          <table:table-cell table:formula="of:=LOG10([.A20]-[.$B$33])" office:value-type="float" office:value="1.34242268082221" calcext:value-type="float">
            <text:p>1,342422680822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7" calcext:value-type="float">
            <text:p>413,7</text:p>
          </table:table-cell>
          <table:table-cell office:value-type="float" office:value="462.4" calcext:value-type="float">
            <text:p>462,4</text:p>
          </table:table-cell>
          <table:table-cell office:value-type="float" office:value="4.59" calcext:value-type="float">
            <text:p>4,59</text:p>
          </table:table-cell>
          <table:table-cell office:value-type="float" office:value="21.08" calcext:value-type="float">
            <text:p>21,08</text:p>
          </table:table-cell>
          <table:table-cell office:value-type="float" office:value="0.169" calcext:value-type="float">
            <text:p>0,169</text:p>
          </table:table-cell>
          <table:table-cell/>
          <table:table-cell table:formula="of:=LOG10([.C21]+[.$B$32])" office:value-type="float" office:value="2.97146140502459" calcext:value-type="float">
            <text:p>2,97146140502459</text:p>
          </table:table-cell>
          <table:table-cell table:formula="of:=LOG10([.A21]-[.$B$33])" office:value-type="float" office:value="1.36172783601759" calcext:value-type="float">
            <text:p>1,361727836017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.4" calcext:value-type="float">
            <text:p>387,4</text:p>
          </table:table-cell>
          <table:table-cell office:value-type="float" office:value="437.9" calcext:value-type="float">
            <text:p>437,9</text:p>
          </table:table-cell>
          <table:table-cell office:value-type="float" office:value="5.7" calcext:value-type="float">
            <text:p>5,7</text:p>
          </table:table-cell>
          <table:table-cell office:value-type="float" office:value="22.06" calcext:value-type="float">
            <text:p>22,06</text:p>
          </table:table-cell>
          <table:table-cell office:value-type="float" office:value="0.23" calcext:value-type="float">
            <text:p>0,23</text:p>
          </table:table-cell>
          <table:table-cell/>
          <table:table-cell table:formula="of:=LOG10([.C22]+[.$B$32])" office:value-type="float" office:value="2.9599472157085" calcext:value-type="float">
            <text:p>2,9599472157085</text:p>
          </table:table-cell>
          <table:table-cell table:formula="of:=LOG10([.A22]-[.$B$33])" office:value-type="float" office:value="1.38021124171161" calcext:value-type="float">
            <text:p>1,380211241711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4" calcext:value-type="float">
            <text:p>364</text:p>
          </table:table-cell>
          <table:table-cell office:value-type="float" office:value="409.8" calcext:value-type="float">
            <text:p>409,8</text:p>
          </table:table-cell>
          <table:table-cell office:value-type="float" office:value="5.6" calcext:value-type="float">
            <text:p>5,6</text:p>
          </table:table-cell>
          <table:table-cell office:value-type="float" office:value="23.15" calcext:value-type="float">
            <text:p>23,15</text:p>
          </table:table-cell>
          <table:table-cell office:value-type="float" office:value="0.26" calcext:value-type="float">
            <text:p>0,26</text:p>
          </table:table-cell>
          <table:table-cell/>
          <table:table-cell table:formula="of:=LOG10([.C23]+[.$B$32])" office:value-type="float" office:value="2.94635399722627" calcext:value-type="float">
            <text:p>2,94635399722627</text:p>
          </table:table-cell>
          <table:table-cell table:formula="of:=LOG10([.A23]-[.$B$33])" office:value-type="float" office:value="1.39794000867204" calcext:value-type="float">
            <text:p>1,397940008672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8.4" calcext:value-type="float">
            <text:p>338,4</text:p>
          </table:table-cell>
          <table:table-cell office:value-type="float" office:value="381.9" calcext:value-type="float">
            <text:p>381,9</text:p>
          </table:table-cell>
          <table:table-cell office:value-type="float" office:value="5.3" calcext:value-type="float">
            <text:p>5,3</text:p>
          </table:table-cell>
          <table:table-cell office:value-type="float" office:value="24.53" calcext:value-type="float">
            <text:p>24,53</text:p>
          </table:table-cell>
          <table:table-cell office:value-type="float" office:value="0.23" calcext:value-type="float">
            <text:p>0,23</text:p>
          </table:table-cell>
          <table:table-cell/>
          <table:table-cell table:formula="of:=LOG10([.C24]+[.$B$32])" office:value-type="float" office:value="2.93242302637674" calcext:value-type="float">
            <text:p>2,93242302637674</text:p>
          </table:table-cell>
          <table:table-cell table:formula="of:=LOG10([.A24]-[.$B$33])" office:value-type="float" office:value="1.41497334797082" calcext:value-type="float">
            <text:p>1,414973347970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4.2" calcext:value-type="float">
            <text:p>314,2</text:p>
          </table:table-cell>
          <table:table-cell office:value-type="float" office:value="355.9" calcext:value-type="float">
            <text:p>355,9</text:p>
          </table:table-cell>
          <table:table-cell office:value-type="float" office:value="5.9" calcext:value-type="float">
            <text:p>5,9</text:p>
          </table:table-cell>
          <table:table-cell office:value-type="float" office:value="25.85" calcext:value-type="float">
            <text:p>25,85</text:p>
          </table:table-cell>
          <table:table-cell office:value-type="float" office:value="0.35" calcext:value-type="float">
            <text:p>0,35</text:p>
          </table:table-cell>
          <table:table-cell/>
          <table:table-cell table:formula="of:=LOG10([.C25]+[.$B$32])" office:value-type="float" office:value="2.91902576458736" calcext:value-type="float">
            <text:p>2,91902576458736</text:p>
          </table:table-cell>
          <table:table-cell table:formula="of:=LOG10([.A25]-[.$B$33])" office:value-type="float" office:value="1.43136376415899" calcext:value-type="float">
            <text:p>1,431363764158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2" calcext:value-type="float">
            <text:p>292</text:p>
          </table:table-cell>
          <table:table-cell office:value-type="float" office:value="330.8" calcext:value-type="float">
            <text:p>330,8</text:p>
          </table:table-cell>
          <table:table-cell office:value-type="float" office:value="6" calcext:value-type="float">
            <text:p>6</text:p>
          </table:table-cell>
          <table:table-cell office:value-type="float" office:value="27.44" calcext:value-type="float">
            <text:p>27,44</text:p>
          </table:table-cell>
          <table:table-cell office:value-type="float" office:value="0.37" calcext:value-type="float">
            <text:p>0,37</text:p>
          </table:table-cell>
          <table:table-cell/>
          <table:table-cell table:formula="of:=LOG10([.C26]+[.$B$32])" office:value-type="float" office:value="2.90568796771185" calcext:value-type="float">
            <text:p>2,90568796771185</text:p>
          </table:table-cell>
          <table:table-cell table:formula="of:=LOG10([.A26]-[.$B$33])" office:value-type="float" office:value="1.44715803134222" calcext:value-type="float">
            <text:p>1,44715803134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4.5" calcext:value-type="float">
            <text:p>274,5</text:p>
          </table:table-cell>
          <table:table-cell office:value-type="float" office:value="303.6" calcext:value-type="float">
            <text:p>303,6</text:p>
          </table:table-cell>
          <table:table-cell office:value-type="float" office:value="4.3" calcext:value-type="float">
            <text:p>4,3</text:p>
          </table:table-cell>
          <table:table-cell office:value-type="float" office:value="29.3" calcext:value-type="float">
            <text:p>29,3</text:p>
          </table:table-cell>
          <table:table-cell office:value-type="float" office:value="0.329" calcext:value-type="float">
            <text:p>0,329</text:p>
          </table:table-cell>
          <table:table-cell/>
          <table:table-cell table:formula="of:=LOG10([.C27]+[.$B$32])" office:value-type="float" office:value="2.89075625191822" calcext:value-type="float">
            <text:p>2,89075625191822</text:p>
          </table:table-cell>
          <table:table-cell table:formula="of:=LOG10([.A27]-[.$B$33])" office:value-type="float" office:value="1.46239799789896" calcext:value-type="float">
            <text:p>1,462397997898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280" calcext:value-type="float">
            <text:p>280</text:p>
          </table:table-cell>
          <table:table-cell office:value-type="float" office:value="6.4" calcext:value-type="float">
            <text:p>6,4</text:p>
          </table:table-cell>
          <table:table-cell office:value-type="float" office:value="31.2" calcext:value-type="float">
            <text:p>31,2</text:p>
          </table:table-cell>
          <table:table-cell office:value-type="float" office:value="0.56" calcext:value-type="float">
            <text:p>0,56</text:p>
          </table:table-cell>
          <table:table-cell/>
          <table:table-cell table:formula="of:=LOG10([.C28]+[.$B$32])" office:value-type="float" office:value="2.87737134586977" calcext:value-type="float">
            <text:p>2,87737134586977</text:p>
          </table:table-cell>
          <table:table-cell table:formula="of:=LOG10([.A28]-[.$B$33])" office:value-type="float" office:value="1.47712125471966" calcext:value-type="float">
            <text:p>1,47712125471966</text:p>
          </table:table-cell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number-columns-repeated="2" table:style-name="Default" office:value-type="float" office:value="474" calcext:value-type="float">
            <text:p>47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-0.46745204861496" calcext:value-type="float">
            <text:p>-0,46745204861496</text:p>
          </table:table-cell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18:13:54.9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22:51:22.418000000</meta:creation-date>
    <dc:date>2023-06-04T18:27:43.029000000</dc:date>
    <meta:editing-duration>P1DT3H35M8S</meta:editing-duration>
    <meta:editing-cycles>8</meta:editing-cycles>
    <meta:generator>LibreOffice/7.5.3.2$Windows_X86_64 LibreOffice_project/9f56dff12ba03b9acd7730a5a481eea045e468f3</meta:generator>
    <meta:document-statistic meta:table-count="5" meta:cell-count="72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55cm" svg:height="19.38cm" xlink:href=".." xlink:type="simple" chart:class="chart:scatter" chart:column-mapping="1 0" chart:style-name="ch1">
        <chart:legend chart:legend-position="end" svg:x="32.298cm" svg:y="9.391cm" style:legend-expansion="high" chart:style-name="ch2"/>
        <chart:plot-area chart:style-name="ch3" table:cell-range-address="Planilha1.A2:Planilha1.B28" svg:x="0.689cm" svg:y="0.387cm" svg:width="30.92cm" svg:height="18.606cm">
          <chart:coordinate-region svg:x="1.496cm" svg:y="0.586cm" svg:width="29.741cm" svg:height="17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A2:Planilha1.A28" chart:class="chart:scatter">
            <chart:domain table:cell-range-address="Planilha1.B2:Planilha1.B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5">
                <text:p>3125</text:p>
                <draw:g>
                  <svg:desc>Planilha1.B2:Planilha1.B28</svg:desc>
                </draw:g>
              </table:table-cell>
              <table:table-cell office:value-type="float" office:value="4">
                <text:p>4</text:p>
                <draw:g>
                  <svg:desc>Planilha1.A2:Planilha1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7.5">
                <text:p>257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4">
                <text:p>2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4.85">
                <text:p>1874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3">
                <text:p>16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6.9">
                <text:p>1446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5.3">
                <text:p>1275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3.9">
                <text:p>1133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45">
                <text:p>1014.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2.9">
                <text:p>942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8">
                <text:p>849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6.9">
                <text:p>776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4.9">
                <text:p>714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">
                <text:p>6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1.8">
                <text:p>611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9.5">
                <text:p>55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.7">
                <text:p>508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0.9">
                <text:p>480.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1.7">
                <text:p>451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.7">
                <text:p>413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.4">
                <text:p>387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">
                <text:p>3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8.4">
                <text:p>338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.2">
                <text:p>314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">
                <text:p>2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4.5">
                <text:p>274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91cm" svg:height="18.463cm" xlink:href=".." xlink:type="simple" chart:class="chart:scatter" chart:style-name="ch1">
        <chart:legend chart:legend-position="end" svg:x="24.701cm" svg:y="8.683cm" style:legend-expansion="high" chart:style-name="ch2"/>
        <chart:plot-area chart:style-name="ch3" table:cell-range-address="Planilha2.D2:Planilha2.E28" svg:x="0.573cm" svg:y="0.369cm" svg:width="23.555cm" svg:height="17.725cm">
          <chart:coordinate-region svg:x="1.3cm" svg:y="0.568cm" svg:width="22.588cm" svg:height="16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E2:Planilha2.E28" chart:class="chart:scatter">
            <chart:domain table:cell-range-address="Planilha2.D2:Planilha2.D28"/>
            <chart:regression-curve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059991327962">
                <text:p>0.602059991327962</text:p>
                <draw:g>
                  <svg:desc>Planilha2.D2:Planilha2.D28</svg:desc>
                </draw:g>
              </table:table-cell>
              <table:table-cell office:value-type="float" office:value="3.49485002168009">
                <text:p>3.49485002168009</text:p>
                <draw:g>
                  <svg:desc>Planilha2.E2:Planilha2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3.41119867395555">
                <text:p>3.4111986739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3.3392526340327">
                <text:p>3.3392526340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3.27296652711537">
                <text:p>3.27296652711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3089986991944">
                <text:p>0.903089986991944</text:p>
              </table:table-cell>
              <table:table-cell office:value-type="float" office:value="3.21827285357145">
                <text:p>3.21827285357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3.16043851664155">
                <text:p>3.16043851664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10561235968679">
                <text:p>3.10561235968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.05457475529482">
                <text:p>3.05457475529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3.00623064648102">
                <text:p>3.00623064648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.97446563573724">
                <text:p>2.97446563573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.9293167267535">
                <text:p>2.929316726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89036512144812">
                <text:p>2.89036512144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85424529706612">
                <text:p>2.85424529706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2.81756536955978">
                <text:p>2.81756536955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2.78660947264866">
                <text:p>2.78660947264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2.74780009086437">
                <text:p>2.74780009086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70646173763135">
                <text:p>2.70646173763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2.68205477707381">
                <text:p>2.68205477707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2.65485009056139">
                <text:p>2.65485009056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2.61668552089551">
                <text:p>2.61668552089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2.58815961638309">
                <text:p>2.58815961638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.52943035436699">
                <text:p>2.52943035436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2.49720618070395">
                <text:p>2.49720618070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2.46538285144842">
                <text:p>2.4653828514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.43854234878611">
                <text:p>2.43854234878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2.41329976408125">
                <text:p>2.4132997640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83cm" svg:height="17.319cm" xlink:href=".." xlink:type="simple" chart:class="chart:scatter" chart:style-name="ch1">
        <chart:legend chart:legend-position="end" svg:x="22.025cm" svg:y="8.111cm" style:legend-expansion="high" chart:style-name="ch2"/>
        <chart:plot-area chart:style-name="ch3" table:cell-range-address="'pós curva de ajuste'.H2:'pós curva de ajuste'.I28" svg:x="0.517cm" svg:y="0.346cm" svg:width="20.991cm" svg:height="16.627cm">
          <chart:coordinate-region svg:x="1.244cm" svg:y="0.545cm" svg:width="20.024cm" svg:height="15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ós curva de ajuste'.I2:'pós curva de ajuste'.I28" chart:class="chart:scatter">
            <chart:domain table:cell-range-address="'pós curva de ajuste'.H2:'pós curva de ajuste'.H28"/>
            <chart:regression-curve chart:style-name="ch8">
              <chart:equation chart:display-equation="true" chart:display-r-square="true" svg:x="8.243cm" svg:y="1.123cm"/>
            </chart:regression-curve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102661389139">
                <text:p>3.6102661389139</text:p>
                <draw:g>
                  <svg:desc>'pós curva de ajuste'.H2:'pós curva de ajuste'.H28</svg:desc>
                </draw:g>
              </table:table-cell>
              <table:table-cell office:value-type="float" office:value="0.602059991327962">
                <text:p>0.602059991327962</text:p>
                <draw:g>
                  <svg:desc>'pós curva de ajuste'.I2:'pós curva de ajuste'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009719773485">
                <text:p>3.53009719773485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7249316074783">
                <text:p>3.47249316074783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1750490757231">
                <text:p>3.4175049075723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6943851544214">
                <text:p>3.36943851544214</text:p>
              </table:table-cell>
              <table:table-cell office:value-type="float" office:value="0.903089986991944">
                <text:p>0.903089986991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345836684947">
                <text:p>3.3234583668494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249749303605">
                <text:p>3.28249749303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509297610128">
                <text:p>3.2450929761012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005084987514">
                <text:p>3.2100508498751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605179052628">
                <text:p>3.1860517905262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556375458043">
                <text:p>3.1555637545804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300119496719">
                <text:p>3.1300119496719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0506714881012">
                <text:p>3.1050671488101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8439751914115">
                <text:p>3.08439751914115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6561705572687">
                <text:p>3.0656170557268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4296907339318">
                <text:p>3.04296907339318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1911629044707">
                <text:p>3.01911629044707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0629485798139">
                <text:p>3.00629485798139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8587535730839">
                <text:p>2.98587535730839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7146140502459">
                <text:p>2.9714614050245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599472157085">
                <text:p>2.9599472157085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4635399722627">
                <text:p>2.94635399722627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3242302637674">
                <text:p>2.93242302637674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1902576458736">
                <text:p>2.9190257645873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0568796771185">
                <text:p>2.9056879677118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9075625191822">
                <text:p>2.89075625191822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7737134586977">
                <text:p>2.87737134586977</text:p>
              </table:table-cell>
              <table:table-cell office:value-type="float" office:value="1.47712125471966">
                <text:p>1.47712125471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